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orpholo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Growth_form</text:p>
          </table:table-cell>
          <table:table-cell office:value-type="string" calcext:value-type="string">
            <text:p>lifeform</text:p>
          </table:table-cell>
          <table:table-cell office:value-type="string" calcext:value-type="string">
            <text:p>gross_anatomy</text:p>
          </table:table-cell>
          <table:table-cell office:value-type="string" calcext:value-type="string">
            <text:p>diagnostic_tra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mpound umbels, dissected leaves, schizocarp fruit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</text:p>
          </table:table-cell>
          <table:table-cell table:number-columns-repeated="2" table:style-name="ce3" office:value-type="string" calcext:value-type="string">
            <text:p>leaves disected; fruits flat on the underside, and only marginally inflated along the back side, without prickles or armaments; stylopodium inconspicuous and obsolete; fruits with wings along the sides (Lomatium s.s.) but not backs (Cymopterus s.s.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dissectum</text:p>
          </table:table-cell>
          <table:table-cell office:value-type="string" calcext:value-type="string">
            <text:p>large bushy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lants large and bush like; flowering stems often &gt; half meter tall; flowers often burgundy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nudicaule</text:p>
          </table:table-cell>
          <table:table-cell office:value-type="string" calcext:value-type="string">
            <text:p>shor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Upper stem generally swollen beneath the first umbel</text:p>
          </table:table-cell>
          <table:table-cell office:value-type="string" calcext:value-type="string">
            <text:p>yellow flowers; 2nd umbels unequal distances from each other due to variable length of rays; <text:s/>individual leaflets few, virtually always greater than 5mm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triternatum</text:p>
          </table:table-cell>
          <table:table-cell office:value-type="string" calcext:value-type="string">
            <text:p>slender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lender with long elegant leaflets</text:p>
          </table:table-cell>
          <table:table-cell office:value-type="string" calcext:value-type="string">
            <text:p>yellow flowers; 2nd umbels unequal distances from each other due to variable length of rays; <text:s/>individual leaflets few, many times longer than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doideae</text:p>
          </table:table-cell>
          <table:table-cell office:value-type="string" calcext:value-type="string">
            <text:p>herbs, vines, shrub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ollen held in pollinia; corolla lobes reflexed (obscuring calyx); corolla composed of a tube, and appendage [corona] which has a hood and horn; Anther with filaments fused into a tube, anthers fused into head surrounded gynostegium; 2 ovari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</text:p>
          </table:table-cell>
          <table:table-cell office:value-type="string" calcext:value-type="string">
            <text:p>herbs, rhizomat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umbel, white sap, corolla with a tube and appendage (hood and horn), fused anther filaments, pollen shed in pollinia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fascicularis</text:p>
          </table:table-cell>
          <table:table-cell office:value-type="string" calcext:value-type="string">
            <text:p>tall slender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all slender plants with narrow whorled leaves; creamy pink flowers borne in umbels; and slender erect fruits</text:p>
          </table:table-cell>
          <table:table-cell office:value-type="string" calcext:value-type="string">
            <text:p>leaves mostly whorled, linear -lanceolate; fruits erect; inflorescences often paired; hoods &lt; 2.5 mm long; gynostegium longer (0.6 - 1.5 mm), or nearly, than broad (0.5 - 1 mm); petals rose - light pink (rarely whi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speciosa</text:p>
          </table:table-cell>
          <table:table-cell office:value-type="string" calcext:value-type="string">
            <text:p>stou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tout plant with very broad leaves; huge colourful umbels of flowers; and wide fruits</text:p>
          </table:table-cell>
          <table:table-cell office:value-type="string" calcext:value-type="string">
            <text:p>leaves opposite, generally ovate with rounded apices; hood 10-13 mm; petals 8-15 mm, pink-rose or purp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many flowers compose a single head (capitulum), stigma with ‘lines’, fruit a cypselae, cypselae often dispersed with modified calyx (pappus) intact, often two types of flowers (ray, disk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horid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only ray flowers present (capitula ligulate), generally milky sap, petal like zygomorphic limb of ray corolla with 5 lobes. Ray flowers many colour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lauca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a ligulate single head from leafless stems; milky sap; achenes terete with capillary bristles and beaks; the beak less than the length of the <text:s/>achene body</text:p>
          </table:table-cell>
          <table:table-cell office:value-type="string" calcext:value-type="string">
            <text:p>a ligulate single head from scapose stems; leaves in basal rosette; milky sap; achenes terete with capillary bristles and beaks; the beak less than the length of the <text:s/>achene bod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randiflora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achenes terete with capillary bristles and beaks; the beak 2x-4x the length of the <text:s/>achene body, and the connective area gradually taper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ocalais troximoides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pappus of &lt;30 slender scales; leaves &gt;20 wide as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acuminata</text:p>
          </table:table-cell>
          <table:table-cell office:value-type="string" calcext:value-type="string">
            <text:p>many stemmed perennial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volucral bracts glabrous or nearly so; phyllaries few (5-8), and with few (5-12) ray flowers</text:p>
          </table:table-cell>
          <table:table-cell office:value-type="string" calcext:value-type="string">
            <text:p>flowers ligulate; achenes columnar, with a minute beak, pappus of capillary bristles; involucral bracts glabrous or nearly so; phyllaries few (5-8), and with few (5-12) ray flow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occidentalis</text:p>
          </table:table-cell>
          <table:table-cell office:value-type="string" calcext:value-type="string">
            <text:p>many stemmed perennial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flowers ligulate; achenes columnar with a pappus of capillary bristles; 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anth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capitula generally beset with bristles (palea) from the base (receptacle) which often enclose the disk flowers, cypselae with generally low scalelike pappus, anthers often dark, ray flowers generally yellow.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hookeri</text:p>
          </table:table-cell>
          <table:table-cell office:value-type="string" calcext:value-type="string">
            <text:p>short perennial herb from a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aves deeply divided to the midrib from a basal rosette; capitula on several scapose stems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; leaves roughly triangular with cordate bas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sagittata</text:p>
          </table:table-cell>
          <table:table-cell office:value-type="string" calcext:value-type="string">
            <text:p>large clustered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clumped plants with huge nearly upright arrow shaped leaves from an underground caudex; few cauline leaves present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omeris multiflora</text:p>
          </table:table-cell>
          <table:table-cell office:value-type="string" calcext:value-type="string">
            <text:p>wiry slender erec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wiry herbs with opposite leaves</text:p>
          </table:table-cell>
          <table:table-cell office:value-type="string" calcext:value-type="string">
            <text:p>rays yellow; receptacle chaffy throughout; <text:s/>pappus lacking; rays have only female flowers; leaves opposite at least below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ads (generally) with both ray and disk flowers (radiate), <text:s/>phyllaries in 3-many series, ray flowers many colou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eria canescens</text:p>
          </table:table-cell>
          <table:table-cell office:value-type="string" calcext:value-type="string">
            <text:p>well branched biennial herbs with spiny teeth</text:p>
          </table:table-cell>
          <table:table-cell office:value-type="string" calcext:value-type="string">
            <text:p>biennial, short lived perennial</text:p>
          </table:table-cell>
          <table:table-cell table:number-columns-repeated="2" office:value-type="string" calcext:value-type="string">
            <text:p>heads radiate, ray limbs light-blue/purple; phyllaries clearly in multiple series, each with a chartaceous base and a shorter green tip; pappus of capillary bristles; plant taprooted; leaves with short hairs, generally glands, and spinulose tee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phyllaries in one series or occasionally a couple; <text:s/>generally many very narrow (&lt;~1.5mm) ray limb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bloomeri</text:p>
          </table:table-cell>
          <table:table-cell office:value-type="string" calcext:value-type="string">
            <text:p>tightly bunched perennial herb with scapose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entire narrowly oblanceolate leaves nearly vertical; <text:s/>truly lacking ray flowers; single capitulum per stem; phyllaries hairy</text:p>
          </table:table-cell>
          <table:table-cell office:value-type="string" calcext:value-type="string">
            <text:p>foliage with stiff appressed hairs; leaves entire and linear or nearly so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linearis</text:p>
          </table:table-cell>
          <table:table-cell office:value-type="string" calcext:value-type="string">
            <text:p>tightly bunched perennial herb with stems terminated by single capitulum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entire linear leaves nearly vertical; yellow ray flowers; lower cauline leaves clasping the stem; foliage with appressed hairs;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rigeron pumilus</text:p>
          </table:table-cell>
          <table:table-cell office:value-type="string" calcext:value-type="string">
            <text:p>tightly bunched perennial <text:s/>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Many stemmed plants, with slightly shaggy spreading hairs all over; the <text:s/>narrow slightly oblanceolate leaves reduced in size along the stems. Each flower head with many white - light pink-blue narrow ray flower limbs; plants taprooted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speciosus</text:p>
          </table:table-cell>
          <table:table-cell office:value-type="string" calcext:value-type="string">
            <text:p>tall loosely bunched perennial 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tems well branched with several to many capitula from a caudex and fibrous root system; <text:s/>the broad leaves essentially glabrous, aside from the margins, and three nerved; ray limbs white to viole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enactis douglasii</text:p>
          </table:table-cell>
          <table:table-cell office:value-type="string" calcext:value-type="string">
            <text:p>single stemmed perennial herb from basal rosette</text:p>
          </table:table-cell>
          <table:table-cell office:value-type="string" calcext:value-type="string">
            <text:p>biennial, perennial</text:p>
          </table:table-cell>
          <table:table-cell office:value-type="string" calcext:value-type="string">
            <text:p>basal rosette of grayish, multi-lobed, lacy leaves (pinnatifid); disc flowers only, <text:s/>and pinkish to white; the pappus 10-16 <text:s/>scales low, and without an evident midrib; </text:p>
          </table:table-cell>
          <table:table-cell office:value-type="string" calcext:value-type="string">
            <text:p>basal rosette of grayish, multi-lobed, lacy leaves; disc flowers only, <text:s/>and pinkish to white; the pappus 10-16 <text:s/>scales low, and without an evident midrib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yll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Calyx, and corolla with 5 parts; corolla fused below, generally free at tips; styles 2; 2 carpels fused; plants geenerally with soft hairs when young, and bristly when old; flowes often secund and infl. Coil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ovary and fruit divided into nearly two-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 hastata</text:p>
          </table:table-cell>
          <table:table-cell office:value-type="string" calcext:value-type="string">
            <text:p>low growing perennial herb with silky leaves and scorpiod infloresenc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mostly basal, prominently veined, entire and tufted, with cauline leaves reduced upward, becoming sesslie; flowers held in incurved inflorescenc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m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office:value-type="string" calcext:value-type="string">
            <text:p>calyx 4, corolla 4, stamens 6 (8-32) all filaments the same length, ovary (fruit) on long stipe, fruit septicidal capsule</text:p>
          </table:table-cell>
          <table:table-cell office:value-type="string" calcext:value-type="string">
            <text:p>calyx 4, corolla 4, stamens 6 (8-32), ovary (fruit) on long stipe, fruit septicidal capsu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toma lutea</text:p>
          </table:table-cell>
          <table:table-cell office:value-type="string" calcext:value-type="string">
            <text:p>a bushy annual herb with luxuriant yellow flower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Palmate leaves with 3-5 leaflets; very long stamens; pods long siliques subtended by both pedicels and long stipitate stalks</text:p>
          </table:table-cell>
          <table:table-cell office:value-type="string" calcext:value-type="string">
            <text:p>Stems virtually glabrous; silique nearly linear, glabrous, and deflexed; stamens &gt; 2x as long as petals (5-10 <text:s/>mm); petals lemon-yellow; sepals 2-3 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rolla (almost always) of three types of petals (banners, flags, keel); usually 9 stamen with filaments fused at base; fruit a dry dehiscent capsule (legume) leaves generally pinnate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pollen held in pollinia; corolla lobes reflexed (obscuring calyx); corolla composed of a tube, and appendage [corona] which has a hood and horn; Anther with filaments fused into a tube, anthers fused into head surrounded gynostegium; 2 ovari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eremiticus</text:p>
          </table:table-cell>
          <table:table-cell office:value-type="string" calcext:value-type="string">
            <text:p>stou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curved to erect stipitate fruits</text:p>
          </table:table-cell>
          <table:table-cell office:value-type="string" calcext:value-type="string">
            <text:p>lower leaf stipules free; pod stipitate (5 - 20 mm long), and ascending to erect, roughly triangular in cross section with two nearly fully seperate 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filipes</text:p>
          </table:table-cell>
          <table:table-cell office:value-type="string" calcext:value-type="string">
            <text:p>densely stemmed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he few sparse leaflets very narrow; slender, single chambered, <text:s/>legumes on long stipes; flowers creamy white with banner reflexed ~90*</text:p>
          </table:table-cell>
          <table:table-cell office:value-type="string" calcext:value-type="string">
            <text:p>lower leaf stipules fused around stem (at least when young); the, nearly flat single chambered pendulous, <text:s/>legumes (17-30 mm long, 3-6.5 mm wide) attached to stipe; <text:s/>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rbage generally with sunken flat glands and smelling when bruised; flowers not forming distinct keels, banners, and wings; <text:s/>Petals with narrow bases and wide upper portions; leaves pinnate; stipules small; androecium often reduced to 5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ornata</text:p>
          </table:table-cell>
          <table:table-cell office:value-type="string" calcext:value-type="string">
            <text:p>shrubby branched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glabrous up to inflorescence, subglaucescent; <text:s/>corollas purplish; flowers remaining densely packed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searlsiae</text:p>
          </table:table-cell>
          <table:table-cell office:value-type="string" calcext:value-type="string">
            <text:p>shrubby branched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slightly pilose to glabrous up to infloresence, <text:s/>often glaucescent; corollas purplish; distance between flowers increasing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Stamens fused (connate)- forming a tube which is attached (adnate) to the base of the petals (corolla) and surrounds the lower portions of the gynoecium; the gynoecium contains many stigma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three very narrow, and occasionally scarcely perceptible, bractlets at the base of the calyx; fruits 6-10 chambered; plants &lt;&lt; 1m, and stems mostly erect/uprigh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ambigu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; calyx 8 - 16 mm; fruit 6-8.5 mm in diameter; petals 13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coccine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deeply divided into five apparent oblanceolate leaflets; fruits nearly as wide as high; inflorescence nearly always with 1 flower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grossulariifoli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are divided over halfway to the midrib and moderately to sparsely pubescent, veins prominent from underside; infloresence with 2 or more flowers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munroan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<text:s/>with wavy margins and rounded teeth; <text:s/>calyx 4.5 -9 mm, fruits 4-7 mm in diameter; petals 8-18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ceae</text:p>
          </table:table-cell>
          <table:table-cell office:value-type="string" calcext:value-type="string">
            <text:p>grasse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lvs. largely basal, perianth reduced to 2 minor lodicules, flowers in florets with modified bracts (lemma &amp; palea), florets in spikelets with sterile bracts (Glumes)</text:p>
          </table:table-cell>
          <table:table-cell office:value-type="string" calcext:value-type="string">
            <text:p>lvs. largely basal, perianth reduced to 2 minor lodicules; flowers in florets with modified bracts (lemma &amp; palea); florets in spikelets with sterile bracts (Glumes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peae</text:p>
          </table:table-cell>
          <table:table-cell office:value-type="string" calcext:value-type="string">
            <text:p>bunchgrass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rets w/ only one spikelet; lemmas indurate (clasping the fertile organs) with a callus at base,;lemma generally awned from near tip; the awn often bent</text:p>
          </table:table-cell>
          <table:table-cell office:value-type="string" calcext:value-type="string">
            <text:p>perennial bunchgrasses, florets 1/ spikelet, lemmas indurate (closely clasping caryopsis), with callus at base, lem gen long awned from terminal-subterminal area, lemma gen. bent (geniculate) and twist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hymenoides</text:p>
          </table:table-cell>
          <table:table-cell office:value-type="string" calcext:value-type="string">
            <text:p>branched spreading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3-6 mm, with long silky hairs; panicle branches open and spreading in erratic directions; ligule 2.5-8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mmonii</text:p>
          </table:table-cell>
          <table:table-cell office:value-type="string" calcext:value-type="string">
            <text:p>erect columnar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attached beneath the end of it (subterminal); <text:s/>glumes broad at base and tapering rapidly to tip; <text:s/>lemmas hairs short &lt; 1.5mm; awn hairs short; apical lemma lobes ~ 1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tterma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the short (10-22 mm) awn bent twice, the lowest portions often twisted like a barbershop pole, and sparsely hairy; the hairs of <text:s/>the (4.5 - 7 mm) lemma short, the tuft of hairs at the tip near the awns point of attachment &lt; 1.5 mm; lemma not tightly closed upon itself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nevadens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<text:s/>hairs of lowest awn segment shorter than lemma; <text:s/>palea generally &gt; 1/2 the lemma leng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occidental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hairs of lemma and lowest awn segment a similar length; <text:s/>palea generally &lt; ½ the lemma leng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speciosum</text:p>
          </table:table-cell>
          <table:table-cell office:value-type="string" calcext:value-type="string">
            <text:p>densely tufted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once, with long hairs (4 – 8 mm) beneath the ben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thurberianum</text:p>
          </table:table-cell>
          <table:table-cell office:value-type="string" calcext:value-type="string">
            <text:p>erect columnar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 short hairy; ligules 2-7 mm; glumes purplish; mature awn bent twice, and hairy on the two lowest section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webberi</text:p>
          </table:table-cell>
          <table:table-cell office:value-type="string" calcext:value-type="string">
            <text:p>short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body of lemma covered with dense spreading, and long (2-5 mm) soft hairs; plants &lt; 2.5 dm tall; awn <text:s/>tending to fall at seed maturit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sperostipa comata</text:p>
          </table:table-cell>
          <table:table-cell office:value-type="string" calcext:value-type="string">
            <text:p>tall showy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very long 7-16 cm; <text:s/>lemma long (8- 14mm); <text:s/>glumes very long (15-35 mm)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 with sessile spikelets located on opposite sides of culm <text:s/>(distichous); <text:s/>glumes very long (15-35 mm) </text:p>
          </table:table-cell>
          <table:table-cell office:value-type="string" calcext:value-type="string">
            <text:p>auricles gen present, infl. (gen) in distichous spikes, spikelets sessile (or at least 1 sessile per node), lemmas with 1-5 veins, spikelets gen perpendicular to rachis. Glumes occ. subul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mus elymoides</text:p>
          </table:table-cell>
          <table:table-cell office:value-type="string" calcext:value-type="string">
            <text:p>low growing tufted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caryopsis disarticulating beneath the glumes; glumes narrowed to long (3-8 cm) nearly linear bristles (subulate); <text:s/>generally 2-3 spikelets borne side by side on the culm; lemmas with long <text:s/>(2-12cm) awns, generally bending to 90° when mature; inflorescence often appearing purpleis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mus cinereus</text:p>
          </table:table-cell>
          <table:table-cell office:value-type="string" calcext:value-type="string">
            <text:p>large densely clustered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lant generally &gt; 7 dm tall; auricles evident; leaf blades, thick, flat and broad (4-15 mm); glumes long (7-16 mm) and narrow linear (subula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roegneria spicata</text:p>
          </table:table-cell>
          <table:table-cell office:value-type="string" calcext:value-type="string">
            <text:p>columnar growing bunchgras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mmas awned or awnless; spikelets sessile on rachis; glumes membraneous</text:p>
          </table:table-cell>
          <table:table-cell office:value-type="string" calcext:value-type="string">
            <text:p>lemmas awned or awnless, acute to acuminate rarely obtuse; spikelets sessile on rachis, seldom long enough to reach the base of the next spikelet on that side of the rachis; glumes flexible; auricles well developed; glumes &lt; 1/2 length of spikele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essentially no single trait or even a combination of traits unite this tribe- I call them the ‘grasses with a lack of anything unique’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leria macrantha</text:p>
          </table:table-cell>
          <table:table-cell office:value-type="string" calcext:value-type="string">
            <text:p>medium sized tufted bunchgras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 a moderately condensed panicle; leaf tips prow shaped; leaf collars, and occasionally the cut ligules, with some hairs; lemmas at most a short mucronate apice </text:p>
          </table:table-cell>
          <table:table-cell office:value-type="string" calcext:value-type="string">
            <text:p>inflorescence a moderately condensed panicle; leaf tips prowshaped; leaf collars, and occasionally the cut ligules, with some hairs; lemmas at most a short mucronate apice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uca idahoensis</text:p>
          </table:table-cell>
          <table:table-cell office:value-type="string" calcext:value-type="string">
            <text:p>perennial bunchgrass with narrow leav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cence a moderately open panicle of ascending branches; ligules &lt; 21mm; lemmas 3.5 – 8 mm, rounded on back; <text:s/>leaves very narrow, usually involu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 secunda</text:p>
          </table:table-cell>
          <table:table-cell office:value-type="string" calcext:value-type="string">
            <text:p>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cence a moderately congested panicle; <text:s text:c="2"/>ligule of cauline leaves to 2.5 mm; lemmas lacking webs at base, and nearly round on the back; panicles 2-10 c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uraphis jamesii</text:p>
          </table:table-cell>
          <table:table-cell office:value-type="string" calcext:value-type="string">
            <text:p>showy short abundant rhizomatous 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igule a cut membrane or fringe of hairs; <text:s/>spikelets clearly long soft hairy from the bas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obolus cryptandrus</text:p>
          </table:table-cell>
          <table:table-cell office:value-type="string" calcext:value-type="string">
            <text:p>perennial bunchgrass in small clump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pikelets with one floret; <text:s text:c="2"/>collar and leaf sheath near ligule of long soft hairs;lemmas awnless and 1-nerv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oid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typically, 3 petals and 3 sepals barely distinguishable (tepals); achene long and flat or more generally 3 sided; flowers held in involucres</text:p>
          </table:table-cell>
          <table:table-cell office:value-type="string" calcext:value-type="string">
            <text:p>Typically, 3 petals and 3 sepals barely distinguishable (tepals); Achene long and flat or more generally 3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Tepals 6, achenes long and three sid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gonum heracleoides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large open umbels often with multiple herbaceous bracts; flowering stems usually with a whorl of leaves mid-stem; leaves long and lanceolate, <text:s/>the upper surface often curled inwards below; with dense appressed hairs, these often falling in patches as the plant ages</text:p>
          </table:table-cell>
          <table:table-cell office:value-type="string" calcext:value-type="string">
            <text:p>Perianths with stipitate base; involucral lobes &gt; 1/2 as long as tube and spreading or reflexed; outer perianth glabrous; whorl of leaves midste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ovalifolium</text:p>
          </table:table-cell>
          <table:table-cell office:value-type="string" calcext:value-type="string">
            <text:p>tightly bunched (cushion)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tight nearly rounded heads (capitate) at the end of long naked stems; Tepals distinguishable as two whorls; plants hairy</text:p>
          </table:table-cell>
          <table:table-cell office:value-type="string" calcext:value-type="string">
            <text:p>Perianths without stipitate base; caespitose forb; perianth glabrous; tepals dimorphic, the outer generally broader than the inner whorl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umbellatum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Bright yellow flowers; <text:s/>broadly ovate leaves from an evident petiole which are generally green above and hairy-woolly below; <text:s/>large herbaceous bracts at base of umbel</text:p>
          </table:table-cell>
          <table:table-cell office:value-type="string" calcext:value-type="string">
            <text:p>Perianths with stipitate base; involucral lobes &gt; 1/2 as long as tube and spreading or reflexed; outer perianth glabrous; perianth (stipiate) base 0.5 - 3mm; leaf base not prominently cord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agin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Corolla of 5 petals fused below, but forming two lips above; stamens generally 1-2 or 4-5</text:p>
          </table:table-cell>
          <table:table-cell office:value-type="string" calcext:value-type="string">
            <text:p>lower corolla fused; stamens 1-2 or 4-5; lvs alt or opp.. No reliable set of features, this family keys out many way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</text:p>
          </table:table-cell>
          <table:table-cell office:value-type="string" calcext:value-type="string">
            <text:p>herbs with few to many erect-ascending stems</text:p>
          </table:table-cell>
          <table:table-cell office:value-type="string" calcext:value-type="string">
            <text:p>perennials</text:p>
          </table:table-cell>
          <table:table-cell office:value-type="string" calcext:value-type="string">
            <text:p>leaves both basal and cauline; caulines leaves opposite; flowers whorled on stem (verticillasters); flowers with 5 fused corollas splitting into an 2 lobed upper and three lobed lower lip; the fifth stamen is sterile, sometimes hairy</text:p>
          </table:table-cell>
          <table:table-cell office:value-type="string" calcext:value-type="string">
            <text:p>Corolla distinctly two-lipped at end; <text:s/>four stamens and a fifth sterile (oftentimes) hairy staminode pres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acuminatus</text:p>
          </table:table-cell>
          <table:table-cell office:value-type="string" calcext:value-type="string">
            <text:p>decumbent to erect, multiple stemmed,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densely blue flowered plant; plant glabrous, or nearly so throughout; bracts subtending each whorl of flowers with overlapping base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staminode with very short straight hairs; corollas from 10-15mm; the two bracts subtending verticillasters very broad, the bases overlapping (or nearly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deustus</text:p>
          </table:table-cell>
          <table:table-cell office:value-type="string" calcext:value-type="string">
            <text:p>herb with many clustered decumbent/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white, often mostly facing the same direction (secund); plants somewhat shrubby at base with almost woody stem bases</text:p>
          </table:table-cell>
          <table:table-cell office:value-type="string" calcext:value-type="string">
            <text:p>Anthers glabrous, and opening along their length; leaves pubescent or glabrous; corollas 10-18 mm long; inflorescence glandular- pubescent on pedicels and peduncl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eatonii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many, red, the upper and lower lips scarcely distinguishable and superficially symmetrical; </text:p>
          </table:table-cell>
          <table:table-cell office:value-type="string" calcext:value-type="string">
            <text:p>Anthers cells dehiscing at both ends, but remaining closed near there point of connection; the anther openings generally very narrow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chyphyllus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not well differentiated throat and mouth; staminodes with dense tangled hair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corollas 17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lmeri</text:p>
          </table:table-cell>
          <table:table-cell office:value-type="string" calcext:value-type="string">
            <text:p>perennial herb with many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liage glaucescent, and mostly located along the very tall stems; flowers light pink, with wide mouths, and an almost protruding staminode with orange hairs</text:p>
          </table:table-cell>
          <table:table-cell office:value-type="string" calcext:value-type="string">
            <text:p>Anther cells dehiscing along their lengths; stems and inflorescence glabrous and glandless; leaves glaucous and thick; upper pair of leaves often clasping each other around the stem; corrollas 25-40 mm long and with a wide mou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speciosus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wide mouth and notably narrow at the base (throat); plants generally lacking both glands and hairs throughout</text:p>
          </table:table-cell>
          <table:table-cell office:value-type="string" calcext:value-type="string">
            <text:p>Anthers cells dehiscing at both ends, but remaining closed near there point of connection; anthers glabrous (or occ. short hairy in Esmeralda Co.), anther cells 1.8 - 3 mm; corollas glabr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lanchier alnifolia</text:p>
          </table:table-cell>
          <table:table-cell office:value-type="string" calcext:value-type="string">
            <text:p>erect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several meters, often densely closely branched from browsing, leaves lobed in the upper half, bark grayish. Notable white flowers, purplish fruits.</text:p>
          </table:table-cell>
          <table:table-cell office:value-type="string" calcext:value-type="string">
            <text:p>The larger leaf blades gen 2.5-6cm long, rarely pubescent at end of season; 5 (4) styles fused at the base; petals 7-18mm; fruit (pome) purplish when ri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lanchier utahensis</text:p>
          </table:table-cell>
          <table:table-cell office:value-type="string" calcext:value-type="string">
            <text:p>erect shrub with woody branch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several meters, often densely closely branched from browsing, leaves lobed in the upper half, bark grayish. Notable white flowers, yellowish (orangish- purplish) fruits.</text:p>
          </table:table-cell>
          <table:table-cell office:value-type="string" calcext:value-type="string">
            <text:p>Leaf blades &lt; 3cm long, hairy on both sides; styles 2-3 (rarely 4-5), and separate to the points of attachment; petals 5-10 mm long; fruit (pome) lightly colored orange-yellow occasionally light pur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plex canesc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riplex confertifol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riplex torrey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teloua gracil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anothus velutin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rcocarpus ledifolius</text:p>
          </table:table-cell>
          <table:table-cell office:value-type="string" calcext:value-type="string">
            <text:p>Evergreen, erect shrub to tree generally from a single stem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0 meters, with grayish bark, narrow ((ob)lanceolate) leaves, and long fluffy fruits.</text:p>
          </table:table-cell>
          <table:table-cell office:value-type="string" calcext:value-type="string">
            <text:p>Flowers atop an inferior ovary with a long style which persists on fruit; leaves (1.5) 2-10 mm wide, most of the underside visib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greenei</text:p>
          </table:table-cell>
          <table:table-cell office:value-type="string" calcext:value-type="string">
            <text:p>Diffusely branch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0.5 meters and twigs woody with age; heads in open panicles</text:p>
          </table:table-cell>
          <table:table-cell office:value-type="string" calcext:value-type="string">
            <text:p>Achenes hairy throughout; leaves glabrous and glandless except at margins; leaves &lt; 5mm wid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office:value-type="string" calcext:value-type="string">
            <text:p>Diffusely branch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1.5 meters; with green often slightly twisted leaves &lt;3mm wide</text:p>
          </table:table-cell>
          <table:table-cell office:value-type="string" calcext:value-type="string">
            <text:p>Inflorescenses exceeding the glabrous lea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hedra nevadens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hedra virid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icameria nauseosa</text:p>
          </table:table-cell>
          <table:table-cell office:value-type="string" calcext:value-type="string">
            <text:p>Diffusely branch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0 2 meters; twigs covered with dense hairs (look closely; plants grayish;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ogonum microthec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iogonum nud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stiera pubesc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yia spino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indellia squarro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tierrezia sarothra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odiscus dumosus</text:p>
          </table:table-cell>
          <table:table-cell office:value-type="string" calcext:value-type="string">
            <text:p>Short many stemm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rom 0.5-2m, leaves lobed with obvious veins above, a loosely and pyramidal inflorescenses</text:p>
          </table:table-cell>
          <table:table-cell office:value-type="string" calcext:value-type="string">
            <text:p>Leaves simple, lobed above, with only simple hairs; flowers with an inferior hypanthium; fruits dry, many seeded and dehiscent at maturity; follicles 5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perus osteosper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ascheninnikovia lan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pinus argente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enothera el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xistima myrsinites </text:p>
          </table:table-cell>
          <table:table-cell office:value-type="string" calcext:value-type="string">
            <text:p>Low growing woody evergreen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rom 0.5-1m, opposite evergreen leaevs with small teeth, and flowers borne in leaf axils. </text:p>
          </table:table-cell>
          <table:table-cell office:value-type="string" calcext:value-type="string">
            <text:p>; Fruit a dry caps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us monophyl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orothamnus fremont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shia stansburiana</text:p>
          </table:table-cell>
          <table:table-cell office:value-type="string" calcext:value-type="string">
            <text:p>multistemmed vertically ascending shrub 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o 3 or more (10) meters; leaves pinnately lobed; pistils with long styles which elongate in fruit.</text:p>
          </table:table-cell>
          <table:table-cell office:value-type="string" calcext:value-type="string">
            <text:p>Pistils 4-10 per flower; sepals 3-5mm long; petals 7-14 mm’ leaves 5-7 pinnate lob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shia tridentata</text:p>
          </table:table-cell>
          <table:table-cell office:value-type="string" calcext:value-type="string">
            <text:p>single stemmed profusely branched shrub 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enerally several meters tall; with many apically shortly lobed leaves; profuse flowers and fruits borne singly along stems</text:p>
          </table:table-cell>
          <table:table-cell office:value-type="string" calcext:value-type="string">
            <text:p>Pistils 1 (sometimes 2) per fruit; the style not hair and pronunced short and slightly curved; sepals 1.5-3 mm; petals 4-10 mm 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s cereum</text:p>
          </table:table-cell>
          <table:table-cell office:value-type="string" calcext:value-type="string">
            <text:p>multistemmed ascending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rom 1-2 meters tall, with palmate leaves, stems and nodes lacking bristles, flowers long and narrow, glandular. <text:s/>Note: petals often small and somehwat inconspicuous inserted at the end of the hypanthial tube.</text:p>
          </table:table-cell>
          <table:table-cell office:value-type="string" calcext:value-type="string">
            <text:p>Hypanthium roughly cylindrical (6-10 mm from the top of the ovary to the where sepals diverge from it), and narrow (gen 2-3.5 mm wide (when flattened); flowers pinkish to whitish, but never vibrant yellow; sepals very short (1-3.2mm) and recurved; Fruit (berry) orangish-red, glabrou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a woodsi</text:p>
          </table:table-cell>
          <table:table-cell office:value-type="string" calcext:value-type="string">
            <text:p>spreading shrub with arched prickly branches, showy pinkish flowers, and persistent fruits (hip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multistemmed plants to a few meters, stems sparsely prickly above the bases, but with a few thick straight prickles (‘thorns’), sepals persistent on the fruit surrounding the dried styles</text:p>
          </table:table-cell>
          <table:table-cell office:value-type="string" calcext:value-type="string">
            <text:p>Inflorescences few flowered (to 10 per cluster), and generally with 2-3 together on the same branch, sepals 1-2 cm long; fruits (hips) to 1.5 cm wide at maturit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bucus mexic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bucus racemo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epherdia argent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mphoricarpos al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mphoricarpos oreophil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tradymia canescens</text:p>
          </table:table-cell>
          <table:table-cell office:value-type="string" calcext:value-type="string">
            <text:p>many branched shru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ses at the end of stems; stems densely hair all around; plants without notable spines, although some small persistent leaves occasionally spine like at their tips; heads discoid and few flowered</text:p>
          </table:table-cell>
          <table:table-cell office:value-type="string" calcext:value-type="string">
            <text:p>Achenes silky haired to glabrous, the hairs notably smaller than the pappi;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1T13:12:48.247850453</dc:date>
    <meta:editing-duration>PT11H43M53S</meta:editing-duration>
    <meta:editing-cycles>86</meta:editing-cycles>
    <meta:generator>LibreOffice/7.3.7.2$Linux_X86_64 LibreOffice_project/30$Build-2</meta:generator>
    <meta:document-statistic meta:table-count="1" meta:cell-count="570" meta:object-count="0"/>
  </office:meta>
</office:document-meta>
</file>